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marker-end="" draw:textarea-horizontal-align="center" draw:textarea-vertical-align="middle"/>
    </style:style>
    <style:style style:name="gr3" style:family="graphic" style:parent-style-name="standard">
      <style:graphic-properties draw:marker-start="" draw:marker-end="" draw:textarea-horizontal-align="center" draw:textarea-vertical-align="middle"/>
    </style:style>
    <style:style style:name="gr4" style:family="graphic" style:parent-style-name="objectwithoutfill">
      <style:graphic-properties draw:marker-start="" draw:marker-end="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fo:min-height="0.367cm"/>
    </style:style>
    <style:style style:name="gr6" style:family="graphic" style:parent-style-name="standard">
      <style:graphic-properties draw:stroke="none" svg:stroke-color="#000000" draw:marker-start="" draw:marker-end="" draw:fill="none" draw:fill-color="#ffffff" fo:min-height="1.534cm"/>
    </style:style>
    <style:style style:name="gr7" style:family="graphic" style:parent-style-name="standard">
      <style:graphic-properties draw:stroke="none" svg:stroke-color="#000000" draw:marker-start="" draw:marker-end="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Times" style:font-family-generic="roman" style:font-pitch="variable"/>
    </style:style>
    <style:style style:name="P3" style:family="paragraph">
      <style:text-properties fo:font-family="Times" style:font-family-generic="roman" style:font-pitch="variable" fo:font-size="12pt" style:font-size-asian="12pt" style:font-size-complex="12pt"/>
    </style:style>
    <style:style style:name="T1" style:family="text">
      <style:text-properties fo:font-family="Times" style:font-family-generic="roman" style:font-pitch="variable"/>
    </style:style>
    <style:style style:name="T2" style:family="text">
      <style:text-properties fo:font-family="Times" style:font-family-generic="roman" style:font-pitch="variable" fo:font-size="12pt" style:font-size-asian="12pt" style:font-size-complex="12pt"/>
    </style:style>
    <style:style style:name="T3" style:family="text">
      <style:text-properties style:text-position="super 67%" fo:font-family="Times" style:font-family-generic="roman" style:font-pitch="variable"/>
    </style:style>
    <style:style style:name="T4" style:family="text">
      <style:text-properties fo:font-family="Times" style:font-style-name="Regular" style:font-family-generic="roman" style:font-family-asian="Times" style:font-style-name-asian="Regular" style:font-family-generic-asian="roman" style:font-family-complex="Times" style:font-style-name-complex="Regular" style:font-family-generic-complex="roman"/>
    </style:style>
    <style:style style:name="T5" style:family="text">
      <style:text-properties style:text-position="sub 75%" fo:font-family="Times" style:font-style-name="Regular" style:font-family-generic="roman" style:font-family-asian="Times" style:font-style-name-asian="Regular" style:font-family-generic-asian="roman" style:font-family-complex="Times" style:font-style-name-complex="Regular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66cm" svg:y1="0.518cm" svg:x2="6.666cm" svg:y2="0.518cm">
          <text:p/>
        </draw:line>
        <draw:line draw:style-name="gr2" draw:text-style-name="P1" draw:layer="layout" svg:x1="4.815cm" svg:y1="0.518cm" svg:x2="11.291cm" svg:y2="0.518cm">
          <text:p/>
        </draw:line>
        <draw:line draw:style-name="gr1" draw:text-style-name="P1" draw:layer="layout" svg:x1="1.166cm" svg:y1="0.918cm" svg:x2="6.666cm" svg:y2="0.918cm">
          <text:p/>
        </draw:line>
        <draw:line draw:style-name="gr2" draw:text-style-name="P1" draw:layer="layout" svg:x1="4.815cm" svg:y1="0.918cm" svg:x2="11.291cm" svg:y2="0.918cm">
          <text:p/>
        </draw:line>
        <draw:line draw:style-name="gr1" draw:text-style-name="P1" draw:layer="layout" svg:x1="1.166cm" svg:y1="1.318cm" svg:x2="6.666cm" svg:y2="1.318cm">
          <text:p/>
        </draw:line>
        <draw:line draw:style-name="gr2" draw:text-style-name="P1" draw:layer="layout" svg:x1="4.815cm" svg:y1="1.318cm" svg:x2="11.291cm" svg:y2="1.318cm">
          <text:p/>
        </draw:line>
        <draw:line draw:style-name="gr1" draw:text-style-name="P1" draw:layer="layout" svg:x1="1.167cm" svg:y1="5.234cm" svg:x2="6.667cm" svg:y2="5.234cm">
          <text:p/>
        </draw:line>
        <draw:line draw:style-name="gr2" draw:text-style-name="P1" draw:layer="layout" svg:x1="4.816cm" svg:y1="5.234cm" svg:x2="11.292cm" svg:y2="5.234cm">
          <text:p/>
        </draw:line>
        <draw:line draw:style-name="gr1" draw:text-style-name="P1" draw:layer="layout" svg:x1="1.167cm" svg:y1="5.634cm" svg:x2="6.667cm" svg:y2="5.634cm">
          <text:p/>
        </draw:line>
        <draw:line draw:style-name="gr2" draw:text-style-name="P1" draw:layer="layout" svg:x1="4.816cm" svg:y1="5.634cm" svg:x2="11.292cm" svg:y2="5.634cm">
          <text:p/>
        </draw:line>
        <draw:line draw:style-name="gr1" draw:text-style-name="P1" draw:layer="layout" svg:x1="1.167cm" svg:y1="6.034cm" svg:x2="6.667cm" svg:y2="6.034cm">
          <text:p/>
        </draw:line>
        <draw:line draw:style-name="gr2" draw:text-style-name="P1" draw:layer="layout" svg:x1="4.816cm" svg:y1="6.034cm" svg:x2="11.292cm" svg:y2="6.034cm">
          <text:p/>
        </draw:line>
        <draw:line draw:style-name="gr1" draw:text-style-name="P1" draw:layer="layout" svg:x1="6.211cm" svg:y1="2.623cm" svg:x2="8.951cm" svg:y2="2.623cm">
          <text:p/>
        </draw:line>
        <draw:line draw:style-name="gr2" draw:text-style-name="P1" draw:layer="layout" svg:x1="8.029cm" svg:y1="2.623cm" svg:x2="11.255cm" svg:y2="2.623cm">
          <text:p/>
        </draw:line>
        <draw:line draw:style-name="gr1" draw:text-style-name="P1" draw:layer="layout" svg:x1="6.211cm" svg:y1="3.923cm" svg:x2="8.951cm" svg:y2="3.923cm">
          <text:p/>
        </draw:line>
        <draw:line draw:style-name="gr2" draw:text-style-name="P1" draw:layer="layout" svg:x1="8.029cm" svg:y1="3.923cm" svg:x2="11.255cm" svg:y2="3.923cm">
          <text:p/>
        </draw:line>
        <draw:line draw:style-name="gr3" draw:text-style-name="P1" draw:layer="layout" svg:x1="6.211cm" svg:y1="2.623cm" svg:x2="6.209cm" svg:y2="3.925cm">
          <text:p/>
        </draw:line>
        <draw:g>
          <draw:path draw:style-name="gr4" draw:text-style-name="P1" draw:layer="layout" svg:width="0.155cm" svg:height="0.155cm" draw:transform="rotate (0.7853981633973) translate (5.64532947314527cm 2.08584419177126cm)" svg:viewBox="0 0 156 156" svg:d="m0 156c156 0 156-156 156-156">
            <text:p/>
          </draw:path>
          <draw:path draw:style-name="gr4" draw:text-style-name="P1" draw:layer="layout" svg:width="0.155cm" svg:height="0.155cm" draw:transform="rotate (-2.35619449019309) translate (5.754223917448cm 1.97412132034356cm)" svg:viewBox="0 0 156 156" svg:d="m156 156c-156 0-156-156-156-156">
            <text:p/>
          </draw:path>
          <draw:path draw:style-name="gr4" draw:text-style-name="P1" draw:layer="layout" svg:width="0.155cm" svg:height="0.155cm" draw:transform="rotate (0.7853981633973) translate (5.31298928598759cm 1.97129289321881cm)" svg:viewBox="0 0 156 156" svg:d="m156 156c-156 0-156-156-156-156">
            <text:p/>
          </draw:path>
          <draw:path draw:style-name="gr4" draw:text-style-name="P1" draw:layer="layout" svg:width="0.155cm" svg:height="0.155cm" draw:transform="rotate (-2.35619449019309) translate (5.42188373029032cm 1.85957002179124cm)" svg:viewBox="0 0 156 156" svg:d="m0 156c156 0 156-156 156-156">
            <text:p/>
          </draw:path>
        </draw:g>
        <draw:g>
          <draw:path draw:style-name="gr4" draw:text-style-name="P1" draw:layer="layout" svg:width="0.155cm" svg:height="0.155cm" draw:transform="rotate (0.7853981633973) translate (6.09832947314527cm 2.51984419177126cm)" svg:viewBox="0 0 156 156" svg:d="m0 156c156 0 156-156 156-156">
            <text:p/>
          </draw:path>
          <draw:path draw:style-name="gr4" draw:text-style-name="P1" draw:layer="layout" svg:width="0.155cm" svg:height="0.155cm" draw:transform="rotate (-2.35619449019309) translate (6.207223917448cm 2.40812132034356cm)" svg:viewBox="0 0 156 156" svg:d="m156 156c-156 0-156-156-156-156">
            <text:p/>
          </draw:path>
          <draw:path draw:style-name="gr4" draw:text-style-name="P1" draw:layer="layout" svg:width="0.155cm" svg:height="0.155cm" draw:transform="rotate (0.7853981633973) translate (5.7659892859876cm 2.40529289321881cm)" svg:viewBox="0 0 156 156" svg:d="m156 156c-156 0-156-156-156-156">
            <text:p/>
          </draw:path>
          <draw:path draw:style-name="gr4" draw:text-style-name="P1" draw:layer="layout" svg:width="0.155cm" svg:height="0.155cm" draw:transform="rotate (-2.35619449019309) translate (5.87488373029032cm 2.29357002179124cm)" svg:viewBox="0 0 156 156" svg:d="m0 156c156 0 156-156 156-156">
            <text:p/>
          </draw:path>
        </draw:g>
        <draw:g>
          <draw:path draw:style-name="gr4" draw:text-style-name="P1" draw:layer="layout" svg:width="0.155cm" svg:height="0.155cm" draw:transform="rotate (0.7853981633973) translate (5.19132947314527cm 1.65484419177126cm)" svg:viewBox="0 0 156 156" svg:d="m0 156c156 0 156-156 156-156">
            <text:p/>
          </draw:path>
          <draw:path draw:style-name="gr4" draw:text-style-name="P1" draw:layer="layout" svg:width="0.155cm" svg:height="0.155cm" draw:transform="rotate (-2.35619449019309) translate (5.300223917448cm 1.54312132034356cm)" svg:viewBox="0 0 156 156" svg:d="m156 156c-156 0-156-156-156-156">
            <text:p/>
          </draw:path>
          <draw:path draw:style-name="gr4" draw:text-style-name="P1" draw:layer="layout" svg:width="0.155cm" svg:height="0.155cm" draw:transform="rotate (0.7853981633973) translate (4.8589892859876cm 1.54029289321881cm)" svg:viewBox="0 0 156 156" svg:d="m156 156c-156 0-156-156-156-156">
            <text:p/>
          </draw:path>
          <draw:path draw:style-name="gr4" draw:text-style-name="P1" draw:layer="layout" svg:width="0.155cm" svg:height="0.155cm" draw:transform="rotate (-2.35619449019309) translate (4.96788373029032cm 1.42857002179124cm)" svg:viewBox="0 0 156 156" svg:d="m0 156c156 0 156-156 156-156">
            <text:p/>
          </draw:path>
        </draw:g>
        <draw:g>
          <draw:path draw:style-name="gr4" draw:text-style-name="P1" draw:layer="layout" svg:width="0.155cm" svg:height="0.155cm" draw:transform="rotate (2.3561944901919) translate (5.75663813101037cm 4.57246446609407cm)" svg:viewBox="0 0 156 156" svg:d="m156 156c-156 0-156-156-156-156">
            <text:p/>
          </draw:path>
          <draw:path draw:style-name="gr4" draw:text-style-name="P1" draw:layer="layout" svg:width="0.155cm" svg:height="0.155cm" draw:transform="rotate (-0.785398163398486) translate (5.64491525958287cm 4.46357002179134cm)" svg:viewBox="0 0 156 156" svg:d="m0 156c156 0 156-156 156-156">
            <text:p/>
          </draw:path>
          <draw:path draw:style-name="gr4" draw:text-style-name="P1" draw:layer="layout" svg:width="0.155cm" svg:height="0.155cm" draw:transform="rotate (2.3561944901919) translate (5.42429794385286cm 4.68701576464629cm)" svg:viewBox="0 0 156 156" svg:d="m0 156c156 0 156-156 156-156">
            <text:p/>
          </draw:path>
          <draw:path draw:style-name="gr4" draw:text-style-name="P1" draw:layer="layout" svg:width="0.155cm" svg:height="0.155cm" draw:transform="rotate (-0.785398163398486) translate (5.31257507242522cm 4.57812132034356cm)" svg:viewBox="0 0 156 156" svg:d="m156 156c-156 0-156-156-156-156">
            <text:p/>
          </draw:path>
        </draw:g>
        <draw:g>
          <draw:path draw:style-name="gr4" draw:text-style-name="P1" draw:layer="layout" svg:width="0.155cm" svg:height="0.155cm" draw:transform="rotate (2.3561944901919) translate (6.20963813101037cm 4.13846446609407cm)" svg:viewBox="0 0 156 156" svg:d="m156 156c-156 0-156-156-156-156">
            <text:p/>
          </draw:path>
          <draw:path draw:style-name="gr4" draw:text-style-name="P1" draw:layer="layout" svg:width="0.155cm" svg:height="0.155cm" draw:transform="rotate (-0.785398163398486) translate (6.09791525958287cm 4.02957002179134cm)" svg:viewBox="0 0 156 156" svg:d="m0 156c156 0 156-156 156-156">
            <text:p/>
          </draw:path>
          <draw:path draw:style-name="gr4" draw:text-style-name="P1" draw:layer="layout" svg:width="0.155cm" svg:height="0.155cm" draw:transform="rotate (2.3561944901919) translate (5.87729794385286cm 4.25301576464629cm)" svg:viewBox="0 0 156 156" svg:d="m0 156c156 0 156-156 156-156">
            <text:p/>
          </draw:path>
          <draw:path draw:style-name="gr4" draw:text-style-name="P1" draw:layer="layout" svg:width="0.155cm" svg:height="0.155cm" draw:transform="rotate (-0.785398163398486) translate (5.76557507242522cm 4.14412132034356cm)" svg:viewBox="0 0 156 156" svg:d="m156 156c-156 0-156-156-156-156">
            <text:p/>
          </draw:path>
        </draw:g>
        <draw:g>
          <draw:path draw:style-name="gr4" draw:text-style-name="P1" draw:layer="layout" svg:width="0.155cm" svg:height="0.155cm" draw:transform="rotate (2.3561944901919) translate (5.30263813101037cm 5.00346446609407cm)" svg:viewBox="0 0 156 156" svg:d="m156 156c-156 0-156-156-156-156">
            <text:p/>
          </draw:path>
          <draw:path draw:style-name="gr4" draw:text-style-name="P1" draw:layer="layout" svg:width="0.155cm" svg:height="0.155cm" draw:transform="rotate (-0.785398163398486) translate (5.19091525958287cm 4.89457002179134cm)" svg:viewBox="0 0 156 156" svg:d="m0 156c156 0 156-156 156-156">
            <text:p/>
          </draw:path>
          <draw:path draw:style-name="gr4" draw:text-style-name="P1" draw:layer="layout" svg:width="0.155cm" svg:height="0.155cm" draw:transform="rotate (2.3561944901919) translate (4.97029794385286cm 5.11801576464629cm)" svg:viewBox="0 0 156 156" svg:d="m0 156c156 0 156-156 156-156">
            <text:p/>
          </draw:path>
          <draw:path draw:style-name="gr4" draw:text-style-name="P1" draw:layer="layout" svg:width="0.155cm" svg:height="0.155cm" draw:transform="rotate (-0.785398163398486) translate (4.85857507242522cm 5.00912132034356cm)" svg:viewBox="0 0 156 156" svg:d="m156 156c-156 0-156-156-156-156">
            <text:p/>
          </draw:path>
        </draw:g>
        <draw:frame draw:style-name="gr5" draw:text-style-name="P2" draw:layer="layout" svg:width="0.411cm" svg:height="0.882cm" svg:x="0.06cm" svg:y="0.468cm">
          <draw:text-box>
            <text:p text:style-name="P2"><text:span text:style-name="T1">n</text:span></text:p>
          </draw:text-box>
        </draw:frame>
        <draw:frame draw:style-name="gr6" draw:text-style-name="P3" draw:layer="layout" svg:width="0.518cm" svg:height="1.784cm" svg:x="0.524cm" svg:y="0.184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d</text:span></text:p>
          </draw:text-box>
        </draw:frame>
        <draw:frame draw:style-name="gr6" draw:text-style-name="P3" draw:layer="layout" svg:width="0.518cm" svg:height="1.784cm" svg:x="0.524cm" svg:y="4.9cm">
          <draw:text-box>
            <text:p text:style-name="P3"><text:span text:style-name="T2">d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7" draw:text-style-name="P2" draw:layer="layout" svg:width="1.347cm" svg:height="0.934cm" svg:x="4.493cm" svg:y="1.917cm">
          <draw:text-box>
            <text:p text:style-name="P2"><text:span text:style-name="T1">W</text:span><text:span text:style-name="T3">-</text:span></text:p>
          </draw:text-box>
        </draw:frame>
        <draw:frame draw:style-name="gr7" draw:text-style-name="P2" draw:layer="layout" svg:width="1.347cm" svg:height="0.934cm" svg:x="4.481cm" svg:y="3.717cm">
          <draw:text-box>
            <text:p text:style-name="P2"><text:span text:style-name="T1">W</text:span><text:span text:style-name="T3">-</text:span></text:p>
          </draw:text-box>
        </draw:frame>
        <draw:frame draw:style-name="gr6" draw:text-style-name="P3" draw:layer="layout" svg:width="0.518cm" svg:height="1.784cm" svg:x="11.124cm" svg:y="0.184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6" draw:text-style-name="P3" draw:layer="layout" svg:width="0.518cm" svg:height="1.784cm" svg:x="11.124cm" svg:y="4.856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7" draw:text-style-name="P2" draw:layer="layout" svg:width="1.347cm" svg:height="0.934cm" svg:x="11.117cm" svg:y="2.154cm">
          <draw:text-box>
            <text:p text:style-name="P2"><text:span text:style-name="T1">e</text:span><text:span text:style-name="T3">-</text:span></text:p>
          </draw:text-box>
        </draw:frame>
        <draw:frame draw:style-name="gr7" draw:text-style-name="P2" draw:layer="layout" svg:width="1.347cm" svg:height="0.934cm" svg:x="11.118cm" svg:y="3.442cm">
          <draw:text-box>
            <text:p text:style-name="P2"><text:span text:style-name="T1">e</text:span><text:span text:style-name="T3">-</text:span></text:p>
          </draw:text-box>
        </draw:frame>
        <draw:frame draw:style-name="gr7" draw:text-style-name="P2" draw:layer="layout" svg:width="1.347cm" svg:height="1cm" svg:x="5.394cm" svg:y="2.78cm">
          <draw:text-box>
            <text:p text:style-name="P2"><text:span text:style-name="T4">ν</text:span><text:span text:style-name="T5">e</text:span></text:p>
          </draw:text-box>
        </draw:frame>
        <draw:frame draw:style-name="gr5" draw:text-style-name="P2" draw:layer="layout" svg:width="0.411cm" svg:height="0.882cm" svg:x="11.661cm" svg:y="0.468cm">
          <draw:text-box>
            <text:p text:style-name="P2"><text:span text:style-name="T1">p</text:span></text:p>
          </draw:text-box>
        </draw:frame>
        <draw:frame draw:style-name="gr7" draw:text-style-name="P2" draw:layer="layout" svg:width="0.411cm" svg:height="0.882cm" svg:x="11.562cm" svg:y="5.214cm">
          <draw:text-box>
            <text:p text:style-name="P2"><text:span text:style-name="T1">p</text:span></text:p>
          </draw:text-box>
        </draw:frame>
        <draw:frame draw:style-name="gr5" draw:text-style-name="P2" draw:layer="layout" svg:width="0.411cm" svg:height="0.882cm" svg:x="0.061cm" svg:y="5.216cm">
          <draw:text-box>
            <text:p text:style-name="P2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5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0T15:34:21</meta:creation-date>
    <dc:date>2012-09-10T15:56:46</dc:date>
    <meta:editing-duration>PT12M4S</meta:editing-duration>
    <meta:editing-cycles>3</meta:editing-cycles>
    <meta:generator>LibreOffice/3.3$Unix LibreOffice_project/330m19$Build-202</meta:generator>
    <meta:document-statistic meta:object-count="60"/>
  </office:meta>
</office:document-meta>
</file>